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a5f5" officeooo:paragraph-rsid="000b34e9"/>
    </style:style>
    <style:style style:name="P2" style:family="paragraph" style:parent-style-name="Standard">
      <style:text-properties officeooo:paragraph-rsid="000b34e9"/>
    </style:style>
    <style:style style:name="T1" style:family="text">
      <style:text-properties officeooo:rsid="000b34e9"/>
    </style:style>
    <style:style style:name="T2" style:family="text">
      <style:text-properties officeooo:rsid="0004a5f5"/>
    </style:style>
    <style:style style:name="T3" style:family="text">
      <style:text-properties officeooo:rsid="000c91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ń dobry </text:p>
      <text:p text:style-name="P1"/>
      <text:p text:style-name="P2"><text:span text:style-name="T1">C</text:span><text:span text:style-name="T2">hciałbym zaproponować swoje artykuły z zakresu analiz optymalizacyjnych w obszarze </text:span><text:span text:style-name="T3">rolnictwa</text:span><text:span text:style-name="T2">. </text:span></text:p>
      <text:p text:style-name="P2"><text:span text:style-name="T2">Mam duże doświadczenie w tym obszarze, pracowałem </text:span><text:span text:style-name="T1">ponad 20 </text:span><text:span text:style-name="T2">lata </text:span><text:span text:style-name="T1">jako analityk, kontroler, data scientist, </text:span><text:span text:style-name="T3">statystyk</text:span><text:span text:style-name="T2">. </text:span><text:span text:style-name="T3">Ukończyłem ekonomikę rolnictwa, specjalizacja: metody ilościowe. </text:span><text:span text:style-name="T2">Napisałem też ponad </text:span><text:span text:style-name="T3">6</text:span><text:span text:style-name="T2">0 publikacji, dużą część z nich w tematyce optymalizacji. Chciałbym też zapytać jaka jest stawka za artykuł w Państwa czasopiśmie?</text:span></text:p>
      <text:p text:style-name="P1"/>
      <text:p text:style-name="P1">Załączam moje CV oraz spis publikacji.</text:p>
      <text:p text:style-name="P1"/>
      <text:p text:style-name="P1">Pozdrawiam Wojciech Moszczyński </text:p>
      <text:p text:style-name="P1"/>
      <text:p text:style-name="P1">Od roku piszę głównie artykuły praktyczne, które przedstawiają w jaki sposób rozwiązać dany problem dostępnymi środkami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8:05:05.247662806</meta:creation-date>
    <dc:date>2021-03-23T12:44:23.306100144</dc:date>
    <meta:editing-duration>PT15M23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6" meta:word-count="83" meta:character-count="631" meta:non-whitespace-character-count="550"/>
  </office:meta>
</office:document-meta>
</file>